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4.563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1" table:number-columns-repeated="16" table:default-cell-style-name="ce2"/>
        <table:table-column table:style-name="co1" table:default-cell-style-name="Default"/>
        <table:table-column table:style-name="co1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float" office:value="0">
            <text:p>0</text:p>
          </table:table-cell>
          <table:table-cell table:style-name="ce1" table:formula="of:=[HumanReadable.J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00">
            <text:p>100</text:p>
          </table:table-cell>
          <table:table-cell table:style-name="ce1" table:formula="of:=[HumanReadable.E2]" office:value-type="string" office:string-value="The Serf carries items from one building to another, and is absolutely vital to your economy.&#10;&#10;Note that they will not take on a job that requires them to walk too far, they would starve on the way!&#10;&#10;Serfs don't need a home building.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[HumanReadable.I2]" office:value-type="float" office:value="0">
            <text:p>0</text:p>
          </table:table-cell>
          <table:table-cell table:style-name="ce1" table:formula="of:=[HumanReadable.J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100">
            <text:p>100</text:p>
          </table:table-cell>
          <table:table-cell table:style-name="ce1" table:formula="of:=[HumanReadable.E3]" office:value-type="string" office:string-value="The builder constructs buildings.&#10;A builder will go to the nearest constructionsites to start building.&#10;&#10;Multiple Builders can work on the same building, Teamwork!&#10;&#10;Builders don't need a home building.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[HumanReadable.I3]" office:value-type="float" office:value="0">
            <text:p>0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float" office:value="3">
            <text:p>3</text:p>
          </table:table-cell>
          <table:table-cell table:style-name="ce1" table:formula="of:=[HumanReadable.D4]" office:value-type="float" office:value="100">
            <text:p>100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[HumanReadable.I4]" office:value-type="float" office:value="0">
            <text:p>0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float" office:value="4">
            <text:p>4</text:p>
          </table:table-cell>
          <table:table-cell table:style-name="ce1" table:formula="of:=[HumanReadable.D5]" office:value-type="float" office:value="100">
            <text:p>100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[HumanReadable.I5]" office:value-type="float" office:value="0">
            <text:p>0</text:p>
          </table:table-cell>
          <table:table-cell table:style-name="ce1" table:formula="of:=[HumanReadable.J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float" office:value="5">
            <text:p>5</text:p>
          </table:table-cell>
          <table:table-cell table:style-name="ce1" table:formula="of:=[HumanReadable.D6]" office:value-type="float" office:value="100">
            <text:p>100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[HumanReadable.I6]" office:value-type="float" office:value="0">
            <text:p>0</text:p>
          </table:table-cell>
          <table:table-cell table:style-name="ce1" table:formula="of:=[HumanReadable.J6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float" office:value="6">
            <text:p>6</text:p>
          </table:table-cell>
          <table:table-cell table:style-name="ce1" table:formula="of:=[HumanReadable.D7]" office:value-type="float" office:value="100">
            <text:p>100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[HumanReadable.I7]" office:value-type="float" office:value="0">
            <text:p>0</text:p>
          </table:table-cell>
          <table:table-cell table:style-name="ce1" table:formula="of:=[HumanReadable.J7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float" office:value="7">
            <text:p>7</text:p>
          </table:table-cell>
          <table:table-cell table:style-name="ce1" table:formula="of:=[HumanReadable.D8]" office:value-type="float" office:value="100">
            <text:p>100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[HumanReadable.I8]" office:value-type="float" office:value="0">
            <text:p>0</text:p>
          </table:table-cell>
          <table:table-cell table:style-name="ce1" table:formula="of:=[HumanReadable.J8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float" office:value="8">
            <text:p>8</text:p>
          </table:table-cell>
          <table:table-cell table:style-name="ce1" table:formula="of:=[HumanReadable.D9]" office:value-type="float" office:value="100">
            <text:p>100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[HumanReadable.I9]" office:value-type="float" office:value="0">
            <text:p>0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float" office:value="9">
            <text:p>9</text:p>
          </table:table-cell>
          <table:table-cell table:style-name="ce1" table:formula="of:=[HumanReadable.D10]" office:value-type="float" office:value="100">
            <text:p>100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[HumanReadable.I10]" office:value-type="float" office:value="0">
            <text:p>0</text:p>
          </table:table-cell>
          <table:table-cell table:style-name="ce1" table:formula="of:=[HumanReadable.J10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float" office:value="10">
            <text:p>10</text:p>
          </table:table-cell>
          <table:table-cell table:style-name="ce1" table:formula="of:=[HumanReadable.D11]" office:value-type="float" office:value="100">
            <text:p>10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[HumanReadable.I11]" office:value-type="float" office:value="0">
            <text:p>0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float" office:value="11">
            <text:p>11</text:p>
          </table:table-cell>
          <table:table-cell table:style-name="ce1" table:formula="of:=[HumanReadable.D12]" office:value-type="float" office:value="100">
            <text:p>100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[HumanReadable.I12]" office:value-type="float" office:value="0">
            <text:p>0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Serf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Build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Lumberjack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Carpenter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Forester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Farmer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Miller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Baker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Mason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Min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2" office:value-type="string">
            <text:p>Smelter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table:number-columns-repeated="2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3">
          <table:table-cell table:style-name="ce1" table:formula="of:=INDIRECT(  ADDRESS(   MATCH([#REF!.$H1];[#REF!.$A$1:.$A$500];0);   MATCH(&quot;Stockpiles&quot;;[#REF!.$A$1:.$H$1];0);    1;1;&quot;Stockpiles&quot;  ) )" office:value-type="float" office:value="0">
            <text:p>#REF!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30.10.2018</text:date>, <text:time>09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3S</meta:editing-duration>
    <meta:editing-cycles>71</meta:editing-cycles>
    <meta:generator>OpenOffice/4.1.3$Win32 OpenOffice.org_project/413m1$Build-9783</meta:generator>
    <dc:date>2018-10-30T09:55:19.16</dc:date>
    <dc:creator>Felix </dc:creator>
    <meta:document-statistic meta:table-count="3" meta:cell-count="501" meta:object-count="0"/>
    <meta:user-defined meta:name="Info 1"/>
    <meta:user-defined meta:name="Info 2"/>
    <meta:user-defined meta:name="Info 3"/>
    <meta:user-defined meta:name="Info 4"/>
  </office:meta>
</office:document-meta>
</file>